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12pt" fo:font-weight="bold" style:font-size-asian="12pt" style:font-weight-asian="bold" style:font-name-complex="Arial3" style:font-size-complex="12pt"/>
    </style:style>
    <style:style style:name="P2" style:family="paragraph" style:parent-style-name="Standard">
      <style:text-properties style:font-name="Arial1" fo:font-size="12pt" fo:font-weight="bold" style:font-size-asian="12pt" style:font-weight-asian="bold" style:font-name-complex="Arial3" style:font-size-complex="12pt" style:font-weight-complex="bold"/>
    </style:style>
    <style:style style:name="P3" style:family="paragraph" style:parent-style-name="Standard">
      <style:text-properties style:font-name="Arial1" fo:font-size="12pt" fo:font-weight="normal" style:font-size-asian="12pt" style:font-weight-asian="normal" style:font-name-complex="Arial3" style:font-size-complex="12pt" style:font-weight-complex="normal"/>
    </style:style>
    <style:style style:name="P4" style:family="paragraph" style:parent-style-name="Standard" style:master-page-name="Standard">
      <style:paragraph-properties style:page-number="auto"/>
      <style:text-properties style:font-name="Arial1" fo:font-size="14pt" fo:font-weight="bold" style:font-size-asian="14pt" style:font-weight-asian="bold" style:font-name-complex="Arial3" style:font-size-complex="14pt"/>
    </style:style>
    <style:style style:name="P5" style:family="paragraph" style:parent-style-name="Standard">
      <style:text-properties style:font-name="Arial1" fo:font-size="14pt" fo:font-weight="bold" style:font-size-asian="14pt" style:font-weight-asian="bold" style:font-name-complex="Arial3" style:font-size-complex="14pt"/>
    </style:style>
    <style:style style:name="P6" style:family="paragraph" style:parent-style-name="Standard">
      <style:text-properties style:font-name="Arial1" fo:font-size="12pt" fo:font-weight="bold" style:font-size-asian="12pt" style:font-weight-asian="bold" style:font-name-complex="Arial3" style:font-size-complex="12pt"/>
    </style:style>
    <style:style style:name="P7" style:family="paragraph" style:parent-style-name="Standard">
      <style:text-properties fo:color="#ff3300" style:font-name="Arial1" fo:font-size="12pt" fo:font-weight="bold" style:font-size-asian="12pt" style:font-weight-asian="bold" style:font-name-complex="Arial3" style:font-size-complex="12pt"/>
    </style:style>
    <style:style style:name="P8" style:family="paragraph" style:parent-style-name="List_20_Paragraph">
      <style:paragraph-properties fo:margin-left="0cm" fo:margin-right="0cm" fo:text-indent="0cm" style:auto-text-indent="false"/>
      <style:text-properties style:font-name="Arial1" fo:font-size="14pt" fo:font-style="italic" fo:font-weight="bold" style:font-size-asian="14pt" style:font-style-asian="italic" style:font-weight-asian="bold" style:font-name-complex="Arial3" style:font-size-complex="14pt"/>
    </style:style>
    <style:style style:name="P9" style:family="paragraph" style:parent-style-name="List_20_Paragraph">
      <style:paragraph-properties fo:margin-left="0cm" fo:margin-right="0cm" fo:text-indent="0cm" style:auto-text-indent="false"/>
      <style:text-properties style:font-name="Arial1" fo:font-size="13pt" fo:font-style="normal" fo:font-weight="normal" style:font-size-asian="13pt" style:font-style-asian="normal" style:font-weight-asian="normal" style:font-name-complex="Arial3" style:font-size-complex="13pt" style:font-style-complex="normal" style:font-weight-complex="normal"/>
    </style:style>
    <style:style style:name="P10" style:family="paragraph" style:parent-style-name="List_20_Paragraph" style:list-style-name="WWNum1">
      <style:paragraph-properties fo:margin-left="0cm" fo:margin-right="0cm" fo:text-indent="0cm" style:auto-text-indent="false"/>
      <style:text-properties style:font-name="Arial1" fo:font-size="12pt" style:font-size-asian="12pt" style:font-name-complex="Arial3" style:font-size-complex="12pt"/>
    </style:style>
    <style:style style:name="P11" style:family="paragraph" style:parent-style-name="List_20_Paragraph">
      <style:text-properties style:font-name="Arial1" fo:font-size="12pt" style:font-size-asian="12pt" style:font-name-complex="Arial3" style:font-size-complex="12pt"/>
    </style:style>
    <style:style style:name="P12" style:family="paragraph" style:parent-style-name="List_20_Paragraph" style:list-style-name="WWNum5">
      <style:text-properties style:font-name="Arial1" fo:font-size="12pt" style:font-size-asian="12pt" style:font-name-complex="Arial3" style:font-size-complex="12pt"/>
    </style:style>
    <style:style style:name="T1" style:family="text">
      <style:text-properties style:font-name="Arial1" fo:font-size="12pt" fo:font-weight="bold" style:font-size-asian="12pt" style:font-weight-asian="bold" style:font-name-complex="Arial3" style:font-size-complex="12pt"/>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3 : Qu’en est-il des droits d’auteurs ? Quels sont les licences, qu'est ce que le copyleft…</text:p>
      <text:p text:style-name="P8">Presentation </text:p>
      <text:p text:style-name="P9">Dans ce cours, nous vous expliquerons comment les licences libres se sont adaptés aux créations qui sortent du domaine informatique. Qu'en est-il des droits d'auteurs et pourquoi a t-on eu recourt a des licences libres ? </text:p>
      <text:p text:style-name="P9">Nous approfondirons plutôt en ce qui concerne le copyleft, mais voici d'autres licences libres : </text:p>
      <text:list xml:id="list1452789110629112101" text:style-name="WWNum5">
        <text:list-item>
          <text:p text:style-name="P12">Apache v2 licence</text:p>
        </text:list-item>
        <text:list-item>
          <text:p text:style-name="P12">Gpl v2 : </text:p>
        </text:list-item>
        <text:list-item>
          <text:p text:style-name="P12">MIT licence</text:p>
        </text:list-item>
        <text:list-item>
          <text:p text:style-name="P12">Mozilla public licence version</text:p>
        </text:list-item>
      </text:list>
      <text:p text:style-name="P11"/>
      <text:p text:style-name="P11"/>
      <text:p text:style-name="P1">La notion de droit d’auteur est assez complexe concernant le logiciel libre puisque la manière la plus simple est de ne pas mettre de copyright afin de pouvoir le partager librement tout en permmetant les améliorations. C’est exactement comme en musique, si l’on créé un morceau sans droit d’auteur il sera à libre disposition mais le problème reste que certaine peuvent l’utiliser dans un but non coopératif, en s’attribuant la musique finale et la vendre. </text:p>
      <text:p text:style-name="P1"/>
      <text:p text:style-name="P7">TIIIIIM : fait de la trompette, l'enregistre, quelqu'un le récupére et veut le vendre.</text:p>
      <text:p text:style-name="P7"/>
      <text:p text:style-name="P7"><text:s/></text:p>
      <text:p text:style-name="P1">Du coup, un grand nombre de logiciel libre sont sur copyleft. Le principe copyleft est simple, <text:s/>Il stipule que celui qui redistribue un logiciel, avec ou sans modification, doit aussi transmettre la liberté de le copier et de le modifier ce qui garantit cette liberté à tous les utilisateurs.</text:p>
      <text:p text:style-name="Standard"><text:span text:style-name="T1">Pour mettre un logiciel sous copyleft il faut <text:s/>d'abord qu'il soit sous copyright, ensuite nous ajoutons les conditions de distribution, qui sont un outil juridique donnant à chacun le droit d'utiliser, de modifier et de redistribuer le code du programme, ou </text:span><text:span text:style-name="Emphasis"><text:span text:style-name="T1">tous les programmes qui en sont dérivés</text:span></text:span><text:span text:style-name="T1">, mais seulement si les conditions de distribution demeurent inchangées. Ainsi, le code et ses libertés sont légalement indissociables. </text:span></text:p>
      <text:p text:style-name="P1">Il existe également d’autres licences (apache v2 licence, Gpl v2, MIT licence…) et il est indispensable qu'elles ne soient pas restrictives, par exemple un dpour modifier un programme on peut y incorporer des modules ou des sous-programmes libres. Si la licence du programme ne le permet pas, en vous imposant par exemple d’être titulaire du copyright sur tout code que vous ajouter, alors la licence est trop restrictive pour être qualifiée de libre.Avec la liberté de distribuer en tant que logiciel libre, une licence libre peut permettre de les distribuer sans être forcement un copyleft mais une licence qui impose les versions modifiées ne peut être qualifiée de licence libre. Pour que ces libertés soient effectives, elles doivent être permanentes et irrévocables tant que vous n'avez rien fait de mal ; si le développeur du logiciel a le droit de révoquer la licence ou de lui ajouter rétroactivement des clauses restrictives, sans que vous ayez fait quoi que ce soit de mal pour le justifier, le logiciel n'est pas libre. </text:p>
      <text:p text:style-name="P1"/>
      <text:p text:style-name="P1">QUIZZ :</text:p>
      <text:p text:style-name="P2">quelles sont les conditions pour que les libertés d'une licence soient effectives ?</text:p>
      <text:p text:style-name="P3"><text:soft-page-break/>Ajoutés après la création</text:p>
      <text:p text:style-name="P2">permanentes et irrévocables</text:p>
      <text:p text:style-name="P3">vérifiés par le propriétaires</text:p>
      <text:p text:style-name="P3"/>
      <text:p text:style-name="P2">Prenons l'exemple d'une photographie sous copyleft un utilisateur a t-il le droit de la recuperer et de la revendre en son nom ensuite ? </text:p>
      <text:p text:style-name="P3">Oui<text:line-break/><text:span text:style-name="T2">non</text:span></text:p>
      <text:p text:style-name="P2">Le titulaire d'une licence peut il vous imposer d'être titulaire du copyright du code que vous ajoutez ? </text:p>
      <text:p text:style-name="P3">Oui</text:p>
      <text:p text:style-name="P2">non</text:p>
      <text:p text:style-name="P2">Le copyleft est il la seul licence libre ? </text:p>
      <text:p text:style-name="P3">Oui<text:line-break/><text:span text:style-name="T2">non</text:span></text:p>
      <text:list xml:id="list8010571755749506584" text:style-name="WWNum1">
        <text:list-header>
          <text:p text:style-name="P10"/>
        </text:list-header>
      </text:list>
      <text:p text:style-name="P1">question de discutions : Avez vous déjà été en contact avec ces licences (en tant que créateur les avez vous déjà utilisé ? en tant qu'utilisateurs les avez vous déjà <text:s/>rencontr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ListLabel_20_3" style:display-name="ListLabel 3" style:family="text">
      <style:text-properties style:font-name-complex="Calibri"/>
    </style:style>
    <style:style style:name="ListLabel_20_2" style:display-name="ListLabel 2" style:family="text">
      <style:text-properties style:font-name-complex="Courier New1"/>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2pt" style:font-size-asian="12pt" style:font-name-complex="Calib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8T17:28:57.56</meta:creation-date>
    <dc:date>2014-04-30T10:01:32.91</dc:date>
    <meta:editing-duration>PT2M14S</meta:editing-duration>
    <meta:editing-cycles>2</meta:editing-cycles>
    <meta:generator>OpenOffice/4.0.1$Win32 OpenOffice.org_project/401m5$Build-9714</meta:generator>
    <meta:document-statistic meta:table-count="0" meta:image-count="0" meta:object-count="0" meta:page-count="2" meta:paragraph-count="27" meta:word-count="573" meta:character-count="3452"/>
  </office:meta>
</office:document-meta>
</file>